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18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avg(x) =</text:p>
          </table:table-cell>
          <table:table-cell table:formula="of:=AVERAGE([.A2:.A101] )" office:value-type="float" office:value="42.42041016" calcext:value-type="float">
            <text:p>42.42041016</text:p>
          </table:table-cell>
        </table:table-row>
        <table:table-row table:style-name="ro1">
          <table:table-cell office:value-type="float" office:value="51.397705" calcext:value-type="float">
            <text:p>51.397705</text:p>
          </table:table-cell>
          <table:table-cell office:value-type="float" office:value="51.928711" calcext:value-type="float">
            <text:p>51.928711</text:p>
          </table:table-cell>
          <table:table-cell office:value-type="float" office:value="20.846558" calcext:value-type="float">
            <text:p>20.846558</text:p>
          </table:table-cell>
          <table:table-cell office:value-type="string" calcext:value-type="string">
            <text:p>avg(y) =</text:p>
          </table:table-cell>
          <table:table-cell table:formula="of:=AVERAGE([.B2:.B101] )" office:value-type="float" office:value="54.99865724" calcext:value-type="float">
            <text:p>54.99865724</text:p>
          </table:table-cell>
        </table:table-row>
        <table:table-row table:style-name="ro1">
          <table:table-cell office:value-type="float" office:value="82.818604" calcext:value-type="float">
            <text:p>82.818604</text:p>
          </table:table-cell>
          <table:table-cell office:value-type="float" office:value="67.010498" calcext:value-type="float">
            <text:p>67.010498</text:p>
          </table:table-cell>
          <table:table-cell office:value-type="float" office:value="86.459351" calcext:value-type="float">
            <text:p>86.459351</text:p>
          </table:table-cell>
          <table:table-cell office:value-type="string" calcext:value-type="string">
            <text:p>avg(z) =</text:p>
          </table:table-cell>
          <table:table-cell table:formula="of:=AVERAGE([.B3:.B102] )" office:value-type="float" office:value="55.0296667979798" calcext:value-type="float">
            <text:p>55.0296667979798</text:p>
          </table:table-cell>
        </table:table-row>
        <table:table-row table:style-name="ro1">
          <table:table-cell office:value-type="float" office:value="47.128296" calcext:value-type="float">
            <text:p>47.128296</text:p>
          </table:table-cell>
          <table:table-cell office:value-type="float" office:value="58.499146" calcext:value-type="float">
            <text:p>58.499146</text:p>
          </table:table-cell>
          <table:table-cell office:value-type="float" office:value="51.126099" calcext:value-type="float">
            <text:p>51.126099</text:p>
          </table:table-cell>
          <table:table-cell table:number-columns-repeated="2"/>
        </table:table-row>
        <table:table-row table:style-name="ro1">
          <table:table-cell office:value-type="float" office:value="6.542969" calcext:value-type="float">
            <text:p>6.542969</text:p>
          </table:table-cell>
          <table:table-cell office:value-type="float" office:value="75.134277" calcext:value-type="float">
            <text:p>75.134277</text:p>
          </table:table-cell>
          <table:table-cell office:value-type="float" office:value="89.105225" calcext:value-type="float">
            <text:p>89.105225</text:p>
          </table:table-cell>
          <table:table-cell table:number-columns-repeated="2"/>
        </table:table-row>
        <table:table-row table:style-name="ro1">
          <table:table-cell office:value-type="float" office:value="65.020752" calcext:value-type="float">
            <text:p>65.020752</text:p>
          </table:table-cell>
          <table:table-cell office:value-type="float" office:value="53.125" calcext:value-type="float">
            <text:p>53.125</text:p>
          </table:table-cell>
          <table:table-cell office:value-type="float" office:value="18.041992" calcext:value-type="float">
            <text:p>18.041992</text:p>
          </table:table-cell>
          <table:table-cell table:number-columns-repeated="2"/>
        </table:table-row>
        <table:table-row table:style-name="ro1">
          <table:table-cell office:value-type="float" office:value="36.309814" calcext:value-type="float">
            <text:p>36.309814</text:p>
          </table:table-cell>
          <table:table-cell office:value-type="float" office:value="97.668457" calcext:value-type="float">
            <text:p>97.668457</text:p>
          </table:table-cell>
          <table:table-cell office:value-type="float" office:value="31.259155" calcext:value-type="float">
            <text:p>31.259155</text:p>
          </table:table-cell>
          <table:table-cell table:number-columns-repeated="2"/>
        </table:table-row>
        <table:table-row table:style-name="ro1">
          <table:table-cell office:value-type="float" office:value="43.130493" calcext:value-type="float">
            <text:p>43.130493</text:p>
          </table:table-cell>
          <table:table-cell office:value-type="float" office:value="66.28418" calcext:value-type="float">
            <text:p>66.28418</text:p>
          </table:table-cell>
          <table:table-cell office:value-type="float" office:value="28.436279" calcext:value-type="float">
            <text:p>28.436279</text:p>
          </table:table-cell>
          <table:table-cell table:number-columns-repeated="2"/>
        </table:table-row>
        <table:table-row table:style-name="ro1">
          <table:table-cell office:value-type="float" office:value="87.399292" calcext:value-type="float">
            <text:p>87.399292</text:p>
          </table:table-cell>
          <table:table-cell office:value-type="float" office:value="90.005493" calcext:value-type="float">
            <text:p>90.005493</text:p>
          </table:table-cell>
          <table:table-cell office:value-type="float" office:value="65.426636" calcext:value-type="float">
            <text:p>65.426636</text:p>
          </table:table-cell>
          <table:table-cell table:number-columns-repeated="2"/>
        </table:table-row>
        <table:table-row table:style-name="ro1">
          <table:table-cell office:value-type="float" office:value="3.390503" calcext:value-type="float">
            <text:p>3.390503</text:p>
          </table:table-cell>
          <table:table-cell office:value-type="float" office:value="98.934937" calcext:value-type="float">
            <text:p>98.934937</text:p>
          </table:table-cell>
          <table:table-cell office:value-type="float" office:value="69.372559" calcext:value-type="float">
            <text:p>69.372559</text:p>
          </table:table-cell>
          <table:table-cell table:number-columns-repeated="2"/>
        </table:table-row>
        <table:table-row table:style-name="ro1">
          <table:table-cell office:value-type="float" office:value="43.051147" calcext:value-type="float">
            <text:p>43.051147</text:p>
          </table:table-cell>
          <table:table-cell office:value-type="float" office:value="76.641846" calcext:value-type="float">
            <text:p>76.641846</text:p>
          </table:table-cell>
          <table:table-cell office:value-type="float" office:value="99.719238" calcext:value-type="float">
            <text:p>99.719238</text:p>
          </table:table-cell>
          <table:table-cell table:number-columns-repeated="2"/>
        </table:table-row>
        <table:table-row table:style-name="ro1">
          <table:table-cell office:value-type="float" office:value="32.321167" calcext:value-type="float">
            <text:p>32.321167</text:p>
          </table:table-cell>
          <table:table-cell office:value-type="float" office:value="58.868408" calcext:value-type="float">
            <text:p>58.868408</text:p>
          </table:table-cell>
          <table:table-cell office:value-type="float" office:value="49.200439" calcext:value-type="float">
            <text:p>49.200439</text:p>
          </table:table-cell>
          <table:table-cell table:number-columns-repeated="2"/>
        </table:table-row>
        <table:table-row table:style-name="ro1">
          <table:table-cell office:value-type="float" office:value="78.988647" calcext:value-type="float">
            <text:p>78.988647</text:p>
          </table:table-cell>
          <table:table-cell office:value-type="float" office:value="69.20166" calcext:value-type="float">
            <text:p>69.20166</text:p>
          </table:table-cell>
          <table:table-cell office:value-type="float" office:value="32.098389" calcext:value-type="float">
            <text:p>32.098389</text:p>
          </table:table-cell>
          <table:table-cell table:number-columns-repeated="2"/>
        </table:table-row>
        <table:table-row table:style-name="ro1">
          <table:table-cell office:value-type="float" office:value="57.077026" calcext:value-type="float">
            <text:p>57.077026</text:p>
          </table:table-cell>
          <table:table-cell office:value-type="float" office:value="68.978882" calcext:value-type="float">
            <text:p>68.978882</text:p>
          </table:table-cell>
          <table:table-cell office:value-type="float" office:value="62.414551" calcext:value-type="float">
            <text:p>62.414551</text:p>
          </table:table-cell>
          <table:table-cell table:number-columns-repeated="2"/>
        </table:table-row>
        <table:table-row table:style-name="ro1">
          <table:table-cell office:value-type="float" office:value="41.28418" calcext:value-type="float">
            <text:p>41.28418</text:p>
          </table:table-cell>
          <table:table-cell office:value-type="float" office:value="25.003052" calcext:value-type="float">
            <text:p>25.003052</text:p>
          </table:table-cell>
          <table:table-cell office:value-type="float" office:value="81.307983" calcext:value-type="float">
            <text:p>81.307983</text:p>
          </table:table-cell>
          <table:table-cell table:number-columns-repeated="2"/>
        </table:table-row>
        <table:table-row table:style-name="ro1">
          <table:table-cell office:value-type="float" office:value="66.317749" calcext:value-type="float">
            <text:p>66.317749</text:p>
          </table:table-cell>
          <table:table-cell office:value-type="float" office:value="79.067993" calcext:value-type="float">
            <text:p>79.067993</text:p>
          </table:table-cell>
          <table:table-cell office:value-type="float" office:value="91.314697" calcext:value-type="float">
            <text:p>91.314697</text:p>
          </table:table-cell>
          <table:table-cell table:number-columns-repeated="2"/>
        </table:table-row>
        <table:table-row table:style-name="ro1">
          <table:table-cell office:value-type="float" office:value="9.228516" calcext:value-type="float">
            <text:p>9.228516</text:p>
          </table:table-cell>
          <table:table-cell office:value-type="float" office:value="95.883179" calcext:value-type="float">
            <text:p>95.883179</text:p>
          </table:table-cell>
          <table:table-cell office:value-type="float" office:value="50.296021" calcext:value-type="float">
            <text:p>50.296021</text:p>
          </table:table-cell>
          <table:table-cell table:number-columns-repeated="2"/>
        </table:table-row>
        <table:table-row table:style-name="ro1">
          <table:table-cell office:value-type="float" office:value="56.817627" calcext:value-type="float">
            <text:p>56.817627</text:p>
          </table:table-cell>
          <table:table-cell office:value-type="float" office:value="86.260986" calcext:value-type="float">
            <text:p>86.260986</text:p>
          </table:table-cell>
          <table:table-cell office:value-type="float" office:value="91.452026" calcext:value-type="float">
            <text:p>91.452026</text:p>
          </table:table-cell>
          <table:table-cell table:number-columns-repeated="2"/>
        </table:table-row>
        <table:table-row table:style-name="ro1">
          <table:table-cell office:value-type="float" office:value="60.211182" calcext:value-type="float">
            <text:p>60.211182</text:p>
          </table:table-cell>
          <table:table-cell office:value-type="float" office:value="20.645142" calcext:value-type="float">
            <text:p>20.645142</text:p>
          </table:table-cell>
          <table:table-cell office:value-type="float" office:value="92.764282" calcext:value-type="float">
            <text:p>92.764282</text:p>
          </table:table-cell>
          <table:table-cell table:number-columns-repeated="2"/>
        </table:table-row>
        <table:table-row table:style-name="ro1">
          <table:table-cell office:value-type="float" office:value="59.741211" calcext:value-type="float">
            <text:p>59.741211</text:p>
          </table:table-cell>
          <table:table-cell office:value-type="float" office:value="57.226562" calcext:value-type="float">
            <text:p>57.226562</text:p>
          </table:table-cell>
          <table:table-cell office:value-type="float" office:value="68.093872" calcext:value-type="float">
            <text:p>68.093872</text:p>
          </table:table-cell>
          <table:table-cell table:number-columns-repeated="2"/>
        </table:table-row>
        <table:table-row table:style-name="ro1">
          <table:table-cell office:value-type="float" office:value="0.463867" calcext:value-type="float">
            <text:p>0.463867</text:p>
          </table:table-cell>
          <table:table-cell office:value-type="float" office:value="40.036011" calcext:value-type="float">
            <text:p>40.036011</text:p>
          </table:table-cell>
          <table:table-cell office:value-type="float" office:value="71.716309" calcext:value-type="float">
            <text:p>71.716309</text:p>
          </table:table-cell>
          <table:table-cell table:number-columns-repeated="2"/>
        </table:table-row>
        <table:table-row table:style-name="ro1">
          <table:table-cell office:value-type="float" office:value="65.435791" calcext:value-type="float">
            <text:p>65.435791</text:p>
          </table:table-cell>
          <table:table-cell office:value-type="float" office:value="54.260254" calcext:value-type="float">
            <text:p>54.260254</text:p>
          </table:table-cell>
          <table:table-cell office:value-type="float" office:value="63.391113" calcext:value-type="float">
            <text:p>63.391113</text:p>
          </table:table-cell>
          <table:table-cell table:number-columns-repeated="2"/>
        </table:table-row>
        <table:table-row table:style-name="ro1">
          <table:table-cell office:value-type="float" office:value="25.549316" calcext:value-type="float">
            <text:p>25.549316</text:p>
          </table:table-cell>
          <table:table-cell office:value-type="float" office:value="97.689819" calcext:value-type="float">
            <text:p>97.689819</text:p>
          </table:table-cell>
          <table:table-cell office:value-type="float" office:value="64.538574" calcext:value-type="float">
            <text:p>64.538574</text:p>
          </table:table-cell>
          <table:table-cell table:number-columns-repeated="2"/>
        </table:table-row>
        <table:table-row table:style-name="ro1">
          <table:table-cell office:value-type="float" office:value="54.58374" calcext:value-type="float">
            <text:p>54.58374</text:p>
          </table:table-cell>
          <table:table-cell office:value-type="float" office:value="13.116455" calcext:value-type="float">
            <text:p>13.116455</text:p>
          </table:table-cell>
          <table:table-cell office:value-type="float" office:value="93.649292" calcext:value-type="float">
            <text:p>93.649292</text:p>
          </table:table-cell>
          <table:table-cell table:number-columns-repeated="2"/>
        </table:table-row>
        <table:table-row table:style-name="ro1">
          <table:table-cell office:value-type="float" office:value="64.755249" calcext:value-type="float">
            <text:p>64.755249</text:p>
          </table:table-cell>
          <table:table-cell office:value-type="float" office:value="76.824951" calcext:value-type="float">
            <text:p>76.824951</text:p>
          </table:table-cell>
          <table:table-cell office:value-type="float" office:value="69.668579" calcext:value-type="float">
            <text:p>69.668579</text:p>
          </table:table-cell>
          <table:table-cell table:number-columns-repeated="2"/>
        </table:table-row>
        <table:table-row table:style-name="ro1">
          <table:table-cell office:value-type="float" office:value="68.148804" calcext:value-type="float">
            <text:p>68.148804</text:p>
          </table:table-cell>
          <table:table-cell office:value-type="float" office:value="55.386353" calcext:value-type="float">
            <text:p>55.386353</text:p>
          </table:table-cell>
          <table:table-cell office:value-type="float" office:value="79.666138" calcext:value-type="float">
            <text:p>79.666138</text:p>
          </table:table-cell>
          <table:table-cell table:number-columns-repeated="2"/>
        </table:table-row>
        <table:table-row table:style-name="ro1">
          <table:table-cell office:value-type="float" office:value="11.187744" calcext:value-type="float">
            <text:p>11.187744</text:p>
          </table:table-cell>
          <table:table-cell office:value-type="float" office:value="10.061646" calcext:value-type="float">
            <text:p>10.061646</text:p>
          </table:table-cell>
          <table:table-cell office:value-type="float" office:value="76.339722" calcext:value-type="float">
            <text:p>76.339722</text:p>
          </table:table-cell>
          <table:table-cell table:number-columns-repeated="2"/>
        </table:table-row>
        <table:table-row table:style-name="ro1">
          <table:table-cell office:value-type="float" office:value="83.944702" calcext:value-type="float">
            <text:p>83.944702</text:p>
          </table:table-cell>
          <table:table-cell office:value-type="float" office:value="91.323853" calcext:value-type="float">
            <text:p>91.323853</text:p>
          </table:table-cell>
          <table:table-cell office:value-type="float" office:value="73.623657" calcext:value-type="float">
            <text:p>73.623657</text:p>
          </table:table-cell>
          <table:table-cell table:number-columns-repeated="2"/>
        </table:table-row>
        <table:table-row table:style-name="ro1">
          <table:table-cell office:value-type="float" office:value="62.280273" calcext:value-type="float">
            <text:p>62.280273</text:p>
          </table:table-cell>
          <table:table-cell office:value-type="float" office:value="59.234619" calcext:value-type="float">
            <text:p>59.234619</text:p>
          </table:table-cell>
          <table:table-cell office:value-type="float" office:value="15.530396" calcext:value-type="float">
            <text:p>15.530396</text:p>
          </table:table-cell>
          <table:table-cell table:number-columns-repeated="2"/>
        </table:table-row>
        <table:table-row table:style-name="ro1">
          <table:table-cell office:value-type="float" office:value="28.634644" calcext:value-type="float">
            <text:p>28.634644</text:p>
          </table:table-cell>
          <table:table-cell office:value-type="float" office:value="67.202759" calcext:value-type="float">
            <text:p>67.202759</text:p>
          </table:table-cell>
          <table:table-cell office:value-type="float" office:value="95.245361" calcext:value-type="float">
            <text:p>95.245361</text:p>
          </table:table-cell>
          <table:table-cell table:number-columns-repeated="2"/>
        </table:table-row>
        <table:table-row table:style-name="ro1">
          <table:table-cell office:value-type="float" office:value="61.206055" calcext:value-type="float">
            <text:p>61.206055</text:p>
          </table:table-cell>
          <table:table-cell office:value-type="float" office:value="63.156128" calcext:value-type="float">
            <text:p>63.156128</text:p>
          </table:table-cell>
          <table:table-cell office:value-type="float" office:value="53.024292" calcext:value-type="float">
            <text:p>53.024292</text:p>
          </table:table-cell>
          <table:table-cell table:number-columns-repeated="2"/>
        </table:table-row>
        <table:table-row table:style-name="ro1">
          <table:table-cell office:value-type="float" office:value="35.482788" calcext:value-type="float">
            <text:p>35.482788</text:p>
          </table:table-cell>
          <table:table-cell office:value-type="float" office:value="90.222168" calcext:value-type="float">
            <text:p>90.222168</text:p>
          </table:table-cell>
          <table:table-cell office:value-type="float" office:value="35.348511" calcext:value-type="float">
            <text:p>35.348511</text:p>
          </table:table-cell>
          <table:table-cell table:number-columns-repeated="2"/>
        </table:table-row>
        <table:table-row table:style-name="ro1">
          <table:table-cell office:value-type="float" office:value="13.912964" calcext:value-type="float">
            <text:p>13.912964</text:p>
          </table:table-cell>
          <table:table-cell office:value-type="float" office:value="84.243774" calcext:value-type="float">
            <text:p>84.243774</text:p>
          </table:table-cell>
          <table:table-cell office:value-type="float" office:value="60.513306" calcext:value-type="float">
            <text:p>60.513306</text:p>
          </table:table-cell>
          <table:table-cell table:number-columns-repeated="2"/>
        </table:table-row>
        <table:table-row table:style-name="ro1">
          <table:table-cell office:value-type="float" office:value="6.973267" calcext:value-type="float">
            <text:p>6.973267</text:p>
          </table:table-cell>
          <table:table-cell office:value-type="float" office:value="76.382446" calcext:value-type="float">
            <text:p>76.382446</text:p>
          </table:table-cell>
          <table:table-cell office:value-type="float" office:value="1.754761" calcext:value-type="float">
            <text:p>1.754761</text:p>
          </table:table-cell>
          <table:table-cell table:number-columns-repeated="2"/>
        </table:table-row>
        <table:table-row table:style-name="ro1">
          <table:table-cell office:value-type="float" office:value="51.507568" calcext:value-type="float">
            <text:p>51.507568</text:p>
          </table:table-cell>
          <table:table-cell office:value-type="float" office:value="52.914429" calcext:value-type="float">
            <text:p>52.914429</text:p>
          </table:table-cell>
          <table:table-cell office:value-type="float" office:value="80.966187" calcext:value-type="float">
            <text:p>80.966187</text:p>
          </table:table-cell>
          <table:table-cell table:number-columns-repeated="2"/>
        </table:table-row>
        <table:table-row table:style-name="ro1">
          <table:table-cell office:value-type="float" office:value="13.775635" calcext:value-type="float">
            <text:p>13.775635</text:p>
          </table:table-cell>
          <table:table-cell office:value-type="float" office:value="1.565552" calcext:value-type="float">
            <text:p>1.565552</text:p>
          </table:table-cell>
          <table:table-cell office:value-type="float" office:value="7.598877" calcext:value-type="float">
            <text:p>7.598877</text:p>
          </table:table-cell>
          <table:table-cell table:number-columns-repeated="2"/>
        </table:table-row>
        <table:table-row table:style-name="ro1">
          <table:table-cell office:value-type="float" office:value="62.423706" calcext:value-type="float">
            <text:p>62.423706</text:p>
          </table:table-cell>
          <table:table-cell office:value-type="float" office:value="85.705566" calcext:value-type="float">
            <text:p>85.705566</text:p>
          </table:table-cell>
          <table:table-cell office:value-type="float" office:value="90.185547" calcext:value-type="float">
            <text:p>90.185547</text:p>
          </table:table-cell>
          <table:table-cell table:number-columns-repeated="2"/>
        </table:table-row>
        <table:table-row table:style-name="ro1">
          <table:table-cell office:value-type="float" office:value="22.799683" calcext:value-type="float">
            <text:p>22.799683</text:p>
          </table:table-cell>
          <table:table-cell office:value-type="float" office:value="67.089844" calcext:value-type="float">
            <text:p>67.089844</text:p>
          </table:table-cell>
          <table:table-cell office:value-type="float" office:value="82.885742" calcext:value-type="float">
            <text:p>82.885742</text:p>
          </table:table-cell>
          <table:table-cell table:number-columns-repeated="2"/>
        </table:table-row>
        <table:table-row table:style-name="ro1">
          <table:table-cell office:value-type="float" office:value="48.138428" calcext:value-type="float">
            <text:p>48.138428</text:p>
          </table:table-cell>
          <table:table-cell office:value-type="float" office:value="38.183594" calcext:value-type="float">
            <text:p>38.183594</text:p>
          </table:table-cell>
          <table:table-cell office:value-type="float" office:value="83.166504" calcext:value-type="float">
            <text:p>83.166504</text:p>
          </table:table-cell>
          <table:table-cell table:number-columns-repeated="2"/>
        </table:table-row>
        <table:table-row table:style-name="ro1">
          <table:table-cell office:value-type="float" office:value="19.348145" calcext:value-type="float">
            <text:p>19.348145</text:p>
          </table:table-cell>
          <table:table-cell office:value-type="float" office:value="0.436401" calcext:value-type="float">
            <text:p>0.436401</text:p>
          </table:table-cell>
          <table:table-cell office:value-type="float" office:value="85.595703" calcext:value-type="float">
            <text:p>85.595703</text:p>
          </table:table-cell>
          <table:table-cell table:number-columns-repeated="2"/>
        </table:table-row>
        <table:table-row table:style-name="ro1">
          <table:table-cell office:value-type="float" office:value="24.536133" calcext:value-type="float">
            <text:p>24.536133</text:p>
          </table:table-cell>
          <table:table-cell office:value-type="float" office:value="11.291504" calcext:value-type="float">
            <text:p>11.291504</text:p>
          </table:table-cell>
          <table:table-cell office:value-type="float" office:value="95.709229" calcext:value-type="float">
            <text:p>95.709229</text:p>
          </table:table-cell>
          <table:table-cell table:number-columns-repeated="2"/>
        </table:table-row>
        <table:table-row table:style-name="ro1">
          <table:table-cell office:value-type="float" office:value="22.235107" calcext:value-type="float">
            <text:p>22.235107</text:p>
          </table:table-cell>
          <table:table-cell office:value-type="float" office:value="51.501465" calcext:value-type="float">
            <text:p>51.501465</text:p>
          </table:table-cell>
          <table:table-cell office:value-type="float" office:value="49.411011" calcext:value-type="float">
            <text:p>49.411011</text:p>
          </table:table-cell>
          <table:table-cell table:number-columns-repeated="2"/>
        </table:table-row>
        <table:table-row table:style-name="ro1">
          <table:table-cell office:value-type="float" office:value="25.354004" calcext:value-type="float">
            <text:p>25.354004</text:p>
          </table:table-cell>
          <table:table-cell office:value-type="float" office:value="40.67688" calcext:value-type="float">
            <text:p>40.67688</text:p>
          </table:table-cell>
          <table:table-cell office:value-type="float" office:value="30.239868" calcext:value-type="float">
            <text:p>30.239868</text:p>
          </table:table-cell>
          <table:table-cell table:number-columns-repeated="2"/>
        </table:table-row>
        <table:table-row table:style-name="ro1">
          <table:table-cell office:value-type="float" office:value="5.130005" calcext:value-type="float">
            <text:p>5.130005</text:p>
          </table:table-cell>
          <table:table-cell office:value-type="float" office:value="19.967651" calcext:value-type="float">
            <text:p>19.967651</text:p>
          </table:table-cell>
          <table:table-cell office:value-type="float" office:value="36.639404" calcext:value-type="float">
            <text:p>36.639404</text:p>
          </table:table-cell>
          <table:table-cell table:number-columns-repeated="2"/>
        </table:table-row>
        <table:table-row table:style-name="ro1">
          <table:table-cell office:value-type="float" office:value="73.483276" calcext:value-type="float">
            <text:p>73.483276</text:p>
          </table:table-cell>
          <table:table-cell office:value-type="float" office:value="95.031738" calcext:value-type="float">
            <text:p>95.031738</text:p>
          </table:table-cell>
          <table:table-cell office:value-type="float" office:value="34.338379" calcext:value-type="float">
            <text:p>34.338379</text:p>
          </table:table-cell>
          <table:table-cell table:number-columns-repeated="2"/>
        </table:table-row>
        <table:table-row table:style-name="ro1">
          <table:table-cell office:value-type="float" office:value="69.625854" calcext:value-type="float">
            <text:p>69.625854</text:p>
          </table:table-cell>
          <table:table-cell office:value-type="float" office:value="12.005615" calcext:value-type="float">
            <text:p>12.005615</text:p>
          </table:table-cell>
          <table:table-cell office:value-type="float" office:value="77.731323" calcext:value-type="float">
            <text:p>77.731323</text:p>
          </table:table-cell>
          <table:table-cell table:number-columns-repeated="2"/>
        </table:table-row>
        <table:table-row table:style-name="ro1">
          <table:table-cell office:value-type="float" office:value="5.368042" calcext:value-type="float">
            <text:p>5.368042</text:p>
          </table:table-cell>
          <table:table-cell office:value-type="float" office:value="42.926025" calcext:value-type="float">
            <text:p>42.926025</text:p>
          </table:table-cell>
          <table:table-cell office:value-type="float" office:value="41.650391" calcext:value-type="float">
            <text:p>41.650391</text:p>
          </table:table-cell>
          <table:table-cell table:number-columns-repeated="2"/>
        </table:table-row>
        <table:table-row table:style-name="ro1">
          <table:table-cell office:value-type="float" office:value="6.561279" calcext:value-type="float">
            <text:p>6.561279</text:p>
          </table:table-cell>
          <table:table-cell office:value-type="float" office:value="80.062866" calcext:value-type="float">
            <text:p>80.062866</text:p>
          </table:table-cell>
          <table:table-cell office:value-type="float" office:value="96.337891" calcext:value-type="float">
            <text:p>96.337891</text:p>
          </table:table-cell>
          <table:table-cell table:number-columns-repeated="2"/>
        </table:table-row>
        <table:table-row table:style-name="ro1">
          <table:table-cell office:value-type="float" office:value="45.071411" calcext:value-type="float">
            <text:p>45.071411</text:p>
          </table:table-cell>
          <table:table-cell office:value-type="float" office:value="12.393188" calcext:value-type="float">
            <text:p>12.393188</text:p>
          </table:table-cell>
          <table:table-cell office:value-type="float" office:value="0.958252" calcext:value-type="float">
            <text:p>0.958252</text:p>
          </table:table-cell>
          <table:table-cell table:number-columns-repeated="2"/>
        </table:table-row>
        <table:table-row table:style-name="ro1">
          <table:table-cell office:value-type="float" office:value="22.665405" calcext:value-type="float">
            <text:p>22.665405</text:p>
          </table:table-cell>
          <table:table-cell office:value-type="float" office:value="58.621216" calcext:value-type="float">
            <text:p>58.621216</text:p>
          </table:table-cell>
          <table:table-cell office:value-type="float" office:value="93.740845" calcext:value-type="float">
            <text:p>93.740845</text:p>
          </table:table-cell>
          <table:table-cell table:number-columns-repeated="2"/>
        </table:table-row>
        <table:table-row table:style-name="ro1">
          <table:table-cell office:value-type="float" office:value="77.578735" calcext:value-type="float">
            <text:p>77.578735</text:p>
          </table:table-cell>
          <table:table-cell office:value-type="float" office:value="77.252197" calcext:value-type="float">
            <text:p>77.252197</text:p>
          </table:table-cell>
          <table:table-cell office:value-type="float" office:value="72.341919" calcext:value-type="float">
            <text:p>72.341919</text:p>
          </table:table-cell>
          <table:table-cell table:number-columns-repeated="2"/>
        </table:table-row>
        <table:table-row table:style-name="ro1">
          <table:table-cell office:value-type="float" office:value="60.998535" calcext:value-type="float">
            <text:p>60.998535</text:p>
          </table:table-cell>
          <table:table-cell office:value-type="float" office:value="17.807007" calcext:value-type="float">
            <text:p>17.807007</text:p>
          </table:table-cell>
          <table:table-cell office:value-type="float" office:value="80.969238" calcext:value-type="float">
            <text:p>80.969238</text:p>
          </table:table-cell>
          <table:table-cell table:number-columns-repeated="2"/>
        </table:table-row>
        <table:table-row table:style-name="ro1">
          <table:table-cell office:value-type="float" office:value="33.312988" calcext:value-type="float">
            <text:p>33.312988</text:p>
          </table:table-cell>
          <table:table-cell office:value-type="float" office:value="1.660156" calcext:value-type="float">
            <text:p>1.660156</text:p>
          </table:table-cell>
          <table:table-cell office:value-type="float" office:value="7.385254" calcext:value-type="float">
            <text:p>7.385254</text:p>
          </table:table-cell>
          <table:table-cell table:number-columns-repeated="2"/>
        </table:table-row>
        <table:table-row table:style-name="ro1">
          <table:table-cell office:value-type="float" office:value="27.200317" calcext:value-type="float">
            <text:p>27.200317</text:p>
          </table:table-cell>
          <table:table-cell office:value-type="float" office:value="91.259766" calcext:value-type="float">
            <text:p>91.259766</text:p>
          </table:table-cell>
          <table:table-cell office:value-type="float" office:value="76.278687" calcext:value-type="float">
            <text:p>76.278687</text:p>
          </table:table-cell>
          <table:table-cell table:number-columns-repeated="2"/>
        </table:table-row>
        <table:table-row table:style-name="ro1">
          <table:table-cell office:value-type="float" office:value="75.784302" calcext:value-type="float">
            <text:p>75.784302</text:p>
          </table:table-cell>
          <table:table-cell office:value-type="float" office:value="15.386963" calcext:value-type="float">
            <text:p>15.386963</text:p>
          </table:table-cell>
          <table:table-cell office:value-type="float" office:value="82.385254" calcext:value-type="float">
            <text:p>82.385254</text:p>
          </table:table-cell>
          <table:table-cell table:number-columns-repeated="2"/>
        </table:table-row>
        <table:table-row table:style-name="ro1">
          <table:table-cell office:value-type="float" office:value="54.180908" calcext:value-type="float">
            <text:p>54.180908</text:p>
          </table:table-cell>
          <table:table-cell office:value-type="float" office:value="88.470459" calcext:value-type="float">
            <text:p>88.470459</text:p>
          </table:table-cell>
          <table:table-cell office:value-type="float" office:value="14.770508" calcext:value-type="float">
            <text:p>14.770508</text:p>
          </table:table-cell>
          <table:table-cell table:number-columns-repeated="2"/>
        </table:table-row>
        <table:table-row table:style-name="ro1">
          <table:table-cell office:value-type="float" office:value="12.887573" calcext:value-type="float">
            <text:p>12.887573</text:p>
          </table:table-cell>
          <table:table-cell office:value-type="float" office:value="23.260498" calcext:value-type="float">
            <text:p>23.260498</text:p>
          </table:table-cell>
          <table:table-cell office:value-type="float" office:value="81.665039" calcext:value-type="float">
            <text:p>81.665039</text:p>
          </table:table-cell>
          <table:table-cell table:number-columns-repeated="2"/>
        </table:table-row>
        <table:table-row table:style-name="ro1">
          <table:table-cell office:value-type="float" office:value="51.550293" calcext:value-type="float">
            <text:p>51.550293</text:p>
          </table:table-cell>
          <table:table-cell office:value-type="float" office:value="34.204102" calcext:value-type="float">
            <text:p>34.204102</text:p>
          </table:table-cell>
          <table:table-cell office:value-type="float" office:value="63.952637" calcext:value-type="float">
            <text:p>63.952637</text:p>
          </table:table-cell>
          <table:table-cell table:number-columns-repeated="2"/>
        </table:table-row>
        <table:table-row table:style-name="ro1">
          <table:table-cell office:value-type="float" office:value="60.522461" calcext:value-type="float">
            <text:p>60.522461</text:p>
          </table:table-cell>
          <table:table-cell office:value-type="float" office:value="31.82373" calcext:value-type="float">
            <text:p>31.82373</text:p>
          </table:table-cell>
          <table:table-cell office:value-type="float" office:value="12.42981" calcext:value-type="float">
            <text:p>12.42981</text:p>
          </table:table-cell>
          <table:table-cell table:number-columns-repeated="2"/>
        </table:table-row>
        <table:table-row table:style-name="ro1">
          <table:table-cell office:value-type="float" office:value="28.442383" calcext:value-type="float">
            <text:p>28.442383</text:p>
          </table:table-cell>
          <table:table-cell office:value-type="float" office:value="34.686279" calcext:value-type="float">
            <text:p>34.686279</text:p>
          </table:table-cell>
          <table:table-cell office:value-type="float" office:value="85.256958" calcext:value-type="float">
            <text:p>85.256958</text:p>
          </table:table-cell>
          <table:table-cell table:number-columns-repeated="2"/>
        </table:table-row>
        <table:table-row table:style-name="ro1">
          <table:table-cell office:value-type="float" office:value="38.28125" calcext:value-type="float">
            <text:p>38.28125</text:p>
          </table:table-cell>
          <table:table-cell office:value-type="float" office:value="82.702637" calcext:value-type="float">
            <text:p>82.702637</text:p>
          </table:table-cell>
          <table:table-cell office:value-type="float" office:value="95.800781" calcext:value-type="float">
            <text:p>95.800781</text:p>
          </table:table-cell>
          <table:table-cell table:number-columns-repeated="2"/>
        </table:table-row>
        <table:table-row table:style-name="ro1">
          <table:table-cell office:value-type="float" office:value="27.39563" calcext:value-type="float">
            <text:p>27.39563</text:p>
          </table:table-cell>
          <table:table-cell office:value-type="float" office:value="90.737915" calcext:value-type="float">
            <text:p>90.737915</text:p>
          </table:table-cell>
          <table:table-cell office:value-type="float" office:value="27.752686" calcext:value-type="float">
            <text:p>27.752686</text:p>
          </table:table-cell>
          <table:table-cell table:number-columns-repeated="2"/>
        </table:table-row>
        <table:table-row table:style-name="ro1">
          <table:table-cell office:value-type="float" office:value="46.70105" calcext:value-type="float">
            <text:p>46.70105</text:p>
          </table:table-cell>
          <table:table-cell office:value-type="float" office:value="47.744751" calcext:value-type="float">
            <text:p>47.744751</text:p>
          </table:table-cell>
          <table:table-cell office:value-type="float" office:value="16.299438" calcext:value-type="float">
            <text:p>16.299438</text:p>
          </table:table-cell>
          <table:table-cell table:number-columns-repeated="2"/>
        </table:table-row>
        <table:table-row table:style-name="ro1">
          <table:table-cell office:value-type="float" office:value="48.529053" calcext:value-type="float">
            <text:p>48.529053</text:p>
          </table:table-cell>
          <table:table-cell office:value-type="float" office:value="85.540771" calcext:value-type="float">
            <text:p>85.540771</text:p>
          </table:table-cell>
          <table:table-cell office:value-type="float" office:value="34.423828" calcext:value-type="float">
            <text:p>34.423828</text:p>
          </table:table-cell>
          <table:table-cell table:number-columns-repeated="2"/>
        </table:table-row>
        <table:table-row table:style-name="ro1">
          <table:table-cell office:value-type="float" office:value="12.921143" calcext:value-type="float">
            <text:p>12.921143</text:p>
          </table:table-cell>
          <table:table-cell office:value-type="float" office:value="81.604004" calcext:value-type="float">
            <text:p>81.604004</text:p>
          </table:table-cell>
          <table:table-cell office:value-type="float" office:value="61.380005" calcext:value-type="float">
            <text:p>61.380005</text:p>
          </table:table-cell>
          <table:table-cell table:number-columns-repeated="2"/>
        </table:table-row>
        <table:table-row table:style-name="ro1">
          <table:table-cell office:value-type="float" office:value="32.131958" calcext:value-type="float">
            <text:p>32.131958</text:p>
          </table:table-cell>
          <table:table-cell office:value-type="float" office:value="84.286499" calcext:value-type="float">
            <text:p>84.286499</text:p>
          </table:table-cell>
          <table:table-cell office:value-type="float" office:value="91.976929" calcext:value-type="float">
            <text:p>91.976929</text:p>
          </table:table-cell>
          <table:table-cell table:number-columns-repeated="2"/>
        </table:table-row>
        <table:table-row table:style-name="ro1">
          <table:table-cell office:value-type="float" office:value="87.023926" calcext:value-type="float">
            <text:p>87.023926</text:p>
          </table:table-cell>
          <table:table-cell office:value-type="float" office:value="39.94751" calcext:value-type="float">
            <text:p>39.94751</text:p>
          </table:table-cell>
          <table:table-cell office:value-type="float" office:value="94.869995" calcext:value-type="float">
            <text:p>94.869995</text:p>
          </table:table-cell>
          <table:table-cell table:number-columns-repeated="2"/>
        </table:table-row>
        <table:table-row table:style-name="ro1">
          <table:table-cell office:value-type="float" office:value="36.105347" calcext:value-type="float">
            <text:p>36.105347</text:p>
          </table:table-cell>
          <table:table-cell office:value-type="float" office:value="81.240845" calcext:value-type="float">
            <text:p>81.240845</text:p>
          </table:table-cell>
          <table:table-cell office:value-type="float" office:value="98.727417" calcext:value-type="float">
            <text:p>98.727417</text:p>
          </table:table-cell>
          <table:table-cell table:number-columns-repeated="2"/>
        </table:table-row>
        <table:table-row table:style-name="ro1">
          <table:table-cell office:value-type="float" office:value="77.224731" calcext:value-type="float">
            <text:p>77.224731</text:p>
          </table:table-cell>
          <table:table-cell office:value-type="float" office:value="35.067749" calcext:value-type="float">
            <text:p>35.067749</text:p>
          </table:table-cell>
          <table:table-cell office:value-type="float" office:value="73.278809" calcext:value-type="float">
            <text:p>73.278809</text:p>
          </table:table-cell>
          <table:table-cell table:number-columns-repeated="2"/>
        </table:table-row>
        <table:table-row table:style-name="ro1">
          <table:table-cell office:value-type="float" office:value="31.97937" calcext:value-type="float">
            <text:p>31.97937</text:p>
          </table:table-cell>
          <table:table-cell office:value-type="float" office:value="46.966553" calcext:value-type="float">
            <text:p>46.966553</text:p>
          </table:table-cell>
          <table:table-cell office:value-type="float" office:value="26.370239" calcext:value-type="float">
            <text:p>26.370239</text:p>
          </table:table-cell>
          <table:table-cell table:number-columns-repeated="2"/>
        </table:table-row>
        <table:table-row table:style-name="ro1">
          <table:table-cell office:value-type="float" office:value="15.054321" calcext:value-type="float">
            <text:p>15.054321</text:p>
          </table:table-cell>
          <table:table-cell office:value-type="float" office:value="26.425171" calcext:value-type="float">
            <text:p>26.425171</text:p>
          </table:table-cell>
          <table:table-cell office:value-type="float" office:value="72.177124" calcext:value-type="float">
            <text:p>72.177124</text:p>
          </table:table-cell>
          <table:table-cell table:number-columns-repeated="2"/>
        </table:table-row>
        <table:table-row table:style-name="ro1">
          <table:table-cell office:value-type="float" office:value="48.464966" calcext:value-type="float">
            <text:p>48.464966</text:p>
          </table:table-cell>
          <table:table-cell office:value-type="float" office:value="9.402466" calcext:value-type="float">
            <text:p>9.402466</text:p>
          </table:table-cell>
          <table:table-cell office:value-type="float" office:value="28.762817" calcext:value-type="float">
            <text:p>28.762817</text:p>
          </table:table-cell>
          <table:table-cell table:number-columns-repeated="2"/>
        </table:table-row>
        <table:table-row table:style-name="ro1">
          <table:table-cell office:value-type="float" office:value="56.826782" calcext:value-type="float">
            <text:p>56.826782</text:p>
          </table:table-cell>
          <table:table-cell office:value-type="float" office:value="25.494385" calcext:value-type="float">
            <text:p>25.494385</text:p>
          </table:table-cell>
          <table:table-cell office:value-type="float" office:value="4.345703" calcext:value-type="float">
            <text:p>4.345703</text:p>
          </table:table-cell>
          <table:table-cell table:number-columns-repeated="2"/>
        </table:table-row>
        <table:table-row table:style-name="ro1">
          <table:table-cell office:value-type="float" office:value="59.851074" calcext:value-type="float">
            <text:p>59.851074</text:p>
          </table:table-cell>
          <table:table-cell office:value-type="float" office:value="81.204224" calcext:value-type="float">
            <text:p>81.204224</text:p>
          </table:table-cell>
          <table:table-cell office:value-type="float" office:value="5.828857" calcext:value-type="float">
            <text:p>5.828857</text:p>
          </table:table-cell>
          <table:table-cell table:number-columns-repeated="2"/>
        </table:table-row>
        <table:table-row table:style-name="ro1">
          <table:table-cell office:value-type="float" office:value="78.292847" calcext:value-type="float">
            <text:p>78.292847</text:p>
          </table:table-cell>
          <table:table-cell office:value-type="float" office:value="82.43103" calcext:value-type="float">
            <text:p>82.43103</text:p>
          </table:table-cell>
          <table:table-cell office:value-type="float" office:value="18.417358" calcext:value-type="float">
            <text:p>18.417358</text:p>
          </table:table-cell>
          <table:table-cell table:number-columns-repeated="2"/>
        </table:table-row>
        <table:table-row table:style-name="ro1">
          <table:table-cell office:value-type="float" office:value="57.919312" calcext:value-type="float">
            <text:p>57.919312</text:p>
          </table:table-cell>
          <table:table-cell office:value-type="float" office:value="33.834839" calcext:value-type="float">
            <text:p>33.834839</text:p>
          </table:table-cell>
          <table:table-cell office:value-type="float" office:value="39.697266" calcext:value-type="float">
            <text:p>39.697266</text:p>
          </table:table-cell>
          <table:table-cell table:number-columns-repeated="2"/>
        </table:table-row>
        <table:table-row table:style-name="ro1">
          <table:table-cell office:value-type="float" office:value="25.927734" calcext:value-type="float">
            <text:p>25.927734</text:p>
          </table:table-cell>
          <table:table-cell office:value-type="float" office:value="94.0979" calcext:value-type="float">
            <text:p>94.0979</text:p>
          </table:table-cell>
          <table:table-cell office:value-type="float" office:value="75.521851" calcext:value-type="float">
            <text:p>75.521851</text:p>
          </table:table-cell>
          <table:table-cell table:number-columns-repeated="2"/>
        </table:table-row>
        <table:table-row table:style-name="ro1">
          <table:table-cell office:value-type="float" office:value="6.066895" calcext:value-type="float">
            <text:p>6.066895</text:p>
          </table:table-cell>
          <table:table-cell office:value-type="float" office:value="49.108887" calcext:value-type="float">
            <text:p>49.108887</text:p>
          </table:table-cell>
          <table:table-cell office:value-type="float" office:value="17.456055" calcext:value-type="float">
            <text:p>17.456055</text:p>
          </table:table-cell>
          <table:table-cell table:number-columns-repeated="2"/>
        </table:table-row>
        <table:table-row table:style-name="ro1">
          <table:table-cell office:value-type="float" office:value="21.060181" calcext:value-type="float">
            <text:p>21.060181</text:p>
          </table:table-cell>
          <table:table-cell office:value-type="float" office:value="23.138428" calcext:value-type="float">
            <text:p>23.138428</text:p>
          </table:table-cell>
          <table:table-cell office:value-type="float" office:value="0.946045" calcext:value-type="float">
            <text:p>0.946045</text:p>
          </table:table-cell>
          <table:table-cell table:number-columns-repeated="2"/>
        </table:table-row>
        <table:table-row table:style-name="ro1">
          <table:table-cell office:value-type="float" office:value="14.285278" calcext:value-type="float">
            <text:p>14.285278</text:p>
          </table:table-cell>
          <table:table-cell office:value-type="float" office:value="3.97644" calcext:value-type="float">
            <text:p>3.97644</text:p>
          </table:table-cell>
          <table:table-cell office:value-type="float" office:value="12.93335" calcext:value-type="float">
            <text:p>12.93335</text:p>
          </table:table-cell>
          <table:table-cell table:number-columns-repeated="2"/>
        </table:table-row>
        <table:table-row table:style-name="ro1">
          <table:table-cell office:value-type="float" office:value="24.804688" calcext:value-type="float">
            <text:p>24.804688</text:p>
          </table:table-cell>
          <table:table-cell office:value-type="float" office:value="3.302002" calcext:value-type="float">
            <text:p>3.302002</text:p>
          </table:table-cell>
          <table:table-cell office:value-type="float" office:value="68.890381" calcext:value-type="float">
            <text:p>68.890381</text:p>
          </table:table-cell>
          <table:table-cell table:number-columns-repeated="2"/>
        </table:table-row>
        <table:table-row table:style-name="ro1">
          <table:table-cell office:value-type="float" office:value="11.31897" calcext:value-type="float">
            <text:p>11.31897</text:p>
          </table:table-cell>
          <table:table-cell office:value-type="float" office:value="96.5271" calcext:value-type="float">
            <text:p>96.5271</text:p>
          </table:table-cell>
          <table:table-cell office:value-type="float" office:value="17.880249" calcext:value-type="float">
            <text:p>17.880249</text:p>
          </table:table-cell>
          <table:table-cell table:number-columns-repeated="2"/>
        </table:table-row>
        <table:table-row table:style-name="ro1">
          <table:table-cell office:value-type="float" office:value="19.424438" calcext:value-type="float">
            <text:p>19.424438</text:p>
          </table:table-cell>
          <table:table-cell office:value-type="float" office:value="34.75647" calcext:value-type="float">
            <text:p>34.75647</text:p>
          </table:table-cell>
          <table:table-cell office:value-type="float" office:value="15.835571" calcext:value-type="float">
            <text:p>15.835571</text:p>
          </table:table-cell>
          <table:table-cell table:number-columns-repeated="2"/>
        </table:table-row>
        <table:table-row table:style-name="ro1">
          <table:table-cell office:value-type="float" office:value="63.082886" calcext:value-type="float">
            <text:p>63.082886</text:p>
          </table:table-cell>
          <table:table-cell office:value-type="float" office:value="22.808838" calcext:value-type="float">
            <text:p>22.808838</text:p>
          </table:table-cell>
          <table:table-cell office:value-type="float" office:value="26.461792" calcext:value-type="float">
            <text:p>26.461792</text:p>
          </table:table-cell>
          <table:table-cell table:number-columns-repeated="2"/>
        </table:table-row>
        <table:table-row table:style-name="ro1">
          <table:table-cell office:value-type="float" office:value="33.831787" calcext:value-type="float">
            <text:p>33.831787</text:p>
          </table:table-cell>
          <table:table-cell office:value-type="float" office:value="36.291504" calcext:value-type="float">
            <text:p>36.291504</text:p>
          </table:table-cell>
          <table:table-cell office:value-type="float" office:value="83.099365" calcext:value-type="float">
            <text:p>83.099365</text:p>
          </table:table-cell>
          <table:table-cell table:number-columns-repeated="2"/>
        </table:table-row>
        <table:table-row table:style-name="ro1">
          <table:table-cell office:value-type="float" office:value="33.468628" calcext:value-type="float">
            <text:p>33.468628</text:p>
          </table:table-cell>
          <table:table-cell office:value-type="float" office:value="79.959106" calcext:value-type="float">
            <text:p>79.959106</text:p>
          </table:table-cell>
          <table:table-cell office:value-type="float" office:value="18.954468" calcext:value-type="float">
            <text:p>18.954468</text:p>
          </table:table-cell>
          <table:table-cell table:number-columns-repeated="2"/>
        </table:table-row>
        <table:table-row table:style-name="ro1">
          <table:table-cell office:value-type="float" office:value="64.944458" calcext:value-type="float">
            <text:p>64.944458</text:p>
          </table:table-cell>
          <table:table-cell office:value-type="float" office:value="94.32373" calcext:value-type="float">
            <text:p>94.32373</text:p>
          </table:table-cell>
          <table:table-cell office:value-type="float" office:value="41.314697" calcext:value-type="float">
            <text:p>41.314697</text:p>
          </table:table-cell>
          <table:table-cell table:number-columns-repeated="2"/>
        </table:table-row>
        <table:table-row table:style-name="ro1">
          <table:table-cell office:value-type="float" office:value="71.170044" calcext:value-type="float">
            <text:p>71.170044</text:p>
          </table:table-cell>
          <table:table-cell office:value-type="float" office:value="99.258423" calcext:value-type="float">
            <text:p>99.258423</text:p>
          </table:table-cell>
          <table:table-cell office:value-type="float" office:value="38.497925" calcext:value-type="float">
            <text:p>38.497925</text:p>
          </table:table-cell>
          <table:table-cell table:number-columns-repeated="2"/>
        </table:table-row>
        <table:table-row table:style-name="ro1">
          <table:table-cell office:value-type="float" office:value="7.888794" calcext:value-type="float">
            <text:p>7.888794</text:p>
          </table:table-cell>
          <table:table-cell office:value-type="float" office:value="12.969971" calcext:value-type="float">
            <text:p>12.969971</text:p>
          </table:table-cell>
          <table:table-cell office:value-type="float" office:value="92.819214" calcext:value-type="float">
            <text:p>92.819214</text:p>
          </table:table-cell>
          <table:table-cell table:number-columns-repeated="2"/>
        </table:table-row>
        <table:table-row table:style-name="ro1">
          <table:table-cell office:value-type="float" office:value="57.214355" calcext:value-type="float">
            <text:p>57.214355</text:p>
          </table:table-cell>
          <table:table-cell office:value-type="float" office:value="7.998657" calcext:value-type="float">
            <text:p>7.998657</text:p>
          </table:table-cell>
          <table:table-cell office:value-type="float" office:value="62.030029" calcext:value-type="float">
            <text:p>62.030029</text:p>
          </table:table-cell>
          <table:table-cell table:number-columns-repeated="2"/>
        </table:table-row>
        <table:table-row table:style-name="ro1">
          <table:table-cell office:value-type="float" office:value="68.078613" calcext:value-type="float">
            <text:p>68.078613</text:p>
          </table:table-cell>
          <table:table-cell office:value-type="float" office:value="86.767578" calcext:value-type="float">
            <text:p>86.767578</text:p>
          </table:table-cell>
          <table:table-cell office:value-type="float" office:value="63.000488" calcext:value-type="float">
            <text:p>63.000488</text:p>
          </table:table-cell>
          <table:table-cell table:number-columns-repeated="2"/>
        </table:table-row>
        <table:table-row table:style-name="ro1">
          <table:table-cell office:value-type="float" office:value="8.288574" calcext:value-type="float">
            <text:p>8.288574</text:p>
          </table:table-cell>
          <table:table-cell office:value-type="float" office:value="82.30896" calcext:value-type="float">
            <text:p>82.30896</text:p>
          </table:table-cell>
          <table:table-cell office:value-type="float" office:value="52.520752" calcext:value-type="float">
            <text:p>52.520752</text:p>
          </table:table-cell>
          <table:table-cell table:number-columns-repeated="2"/>
        </table:table-row>
        <table:table-row table:style-name="ro1">
          <table:table-cell office:value-type="float" office:value="90.930176" calcext:value-type="float">
            <text:p>90.930176</text:p>
          </table:table-cell>
          <table:table-cell office:value-type="float" office:value="34.915161" calcext:value-type="float">
            <text:p>34.915161</text:p>
          </table:table-cell>
          <table:table-cell office:value-type="float" office:value="9.945679" calcext:value-type="float">
            <text:p>9.945679</text:p>
          </table:table-cell>
          <table:table-cell table:number-columns-repeated="2"/>
        </table:table-row>
        <table:table-row table:style-name="ro1">
          <table:table-cell office:value-type="float" office:value="32.86438" calcext:value-type="float">
            <text:p>32.86438</text:p>
          </table:table-cell>
          <table:table-cell office:value-type="float" office:value="53.347778" calcext:value-type="float">
            <text:p>53.347778</text:p>
          </table:table-cell>
          <table:table-cell office:value-type="float" office:value="98.776245" calcext:value-type="float">
            <text:p>98.776245</text:p>
          </table:table-cell>
          <table:table-cell table:number-columns-repeated="2"/>
        </table:table-row>
        <table:table-row table:style-name="ro1">
          <table:table-cell office:value-type="float" office:value="52.593994" calcext:value-type="float">
            <text:p>52.593994</text:p>
          </table:table-cell>
          <table:table-cell office:value-type="float" office:value="67.236328" calcext:value-type="float">
            <text:p>67.236328</text:p>
          </table:table-cell>
          <table:table-cell office:value-type="float" office:value="60.543823" calcext:value-type="float">
            <text:p>60.543823</text:p>
          </table:table-cell>
          <table:table-cell table:number-columns-repeated="2"/>
        </table:table-row>
        <table:table-row table:style-name="ro1">
          <table:table-cell office:value-type="float" office:value="73.956299" calcext:value-type="float">
            <text:p>73.956299</text:p>
          </table:table-cell>
          <table:table-cell office:value-type="float" office:value="84.811401" calcext:value-type="float">
            <text:p>84.811401</text:p>
          </table:table-cell>
          <table:table-cell office:value-type="float" office:value="12.380981" calcext:value-type="float">
            <text:p>12.380981</text:p>
          </table:table-cell>
          <table:table-cell table:number-columns-repeated="2"/>
        </table:table-row>
        <table:table-row table:style-name="ro1">
          <table:table-cell office:value-type="float" office:value="18.048096" calcext:value-type="float">
            <text:p>18.048096</text:p>
          </table:table-cell>
          <table:table-cell office:value-type="float" office:value="76.312256" calcext:value-type="float">
            <text:p>76.312256</text:p>
          </table:table-cell>
          <table:table-cell office:value-type="float" office:value="74.783325" calcext:value-type="float">
            <text:p>74.783325</text:p>
          </table:table-cell>
          <table:table-cell table:number-columns-repeated="2"/>
        </table:table-row>
        <table:table-row table:style-name="ro1">
          <table:table-cell office:value-type="float" office:value="44.995117" calcext:value-type="float">
            <text:p>44.995117</text:p>
          </table:table-cell>
          <table:table-cell office:value-type="float" office:value="12.136841" calcext:value-type="float">
            <text:p>12.136841</text:p>
          </table:table-cell>
          <table:table-cell office:value-type="float" office:value="28.335571" calcext:value-type="float">
            <text:p>28.335571</text:p>
          </table:table-cell>
          <table:table-cell table:number-columns-repeated="2"/>
        </table:table-row>
        <table:table-row table:style-name="ro1">
          <table:table-cell office:value-type="float" office:value="40.200806" calcext:value-type="float">
            <text:p>40.200806</text:p>
          </table:table-cell>
          <table:table-cell office:value-type="float" office:value="86.935425" calcext:value-type="float">
            <text:p>86.935425</text:p>
          </table:table-cell>
          <table:table-cell office:value-type="float" office:value="47.164917" calcext:value-type="float">
            <text:p>47.164917</text:p>
          </table:table-cell>
          <table:table-cell table:number-columns-repeated="2"/>
        </table:table-row>
        <table:table-row table:style-name="ro1">
          <table:table-cell office:value-type="float" office:value="16.751099" calcext:value-type="float">
            <text:p>16.751099</text:p>
          </table:table-cell>
          <table:table-cell office:value-type="float" office:value="38.070679" calcext:value-type="float">
            <text:p>38.070679</text:p>
          </table:table-cell>
          <table:table-cell office:value-type="float" office:value="69.256592" calcext:value-type="float">
            <text:p>69.256592</text:p>
          </table:table-cell>
          <table:table-cell table:number-columns-repeated="2"/>
        </table:table-row>
        <table:table-row table:style-name="ro1">
          <table:table-cell office:value-type="float" office:value="74.923706" calcext:value-type="float">
            <text:p>74.923706</text:p>
          </table:table-cell>
          <table:table-cell office:value-type="float" office:value="22.180176" calcext:value-type="float">
            <text:p>22.180176</text:p>
          </table:table-cell>
          <table:table-cell office:value-type="float" office:value="25.469971" calcext:value-type="float">
            <text:p>25.4699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15:39:14.198362967</dc:date>
    <meta:editing-duration>PT6M1S</meta:editing-duration>
    <meta:editing-cycles>6</meta:editing-cycles>
    <meta:generator>LibreOffice/6.0.7.3$Linux_X86_64 LibreOffice_project/00m0$Build-3</meta:generator>
    <meta:document-statistic meta:table-count="1" meta:cell-count="307" meta:object-count="0"/>
  </office:meta>
</office:document-meta>
</file>